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778in" fo:margin-left="0.016in" fo:margin-right="0.0063in" table:align="margins" style:writing-mode="lr-tb"/>
    </style:style>
    <style:style style:name="Table1.A" style:family="table-column">
      <style:table-column-properties style:column-width="1.8431in" style:rel-column-width="2654*"/>
    </style:style>
    <style:style style:name="Table1.B" style:family="table-column">
      <style:table-column-properties style:column-width="4.1347in" style:rel-column-width="5954*"/>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style>
    <style:style style:name="P10" style:family="paragraph" style:parent-style-name="Text_20_body">
      <style:text-properties fo:language="en" fo:country="US"/>
    </style:style>
    <style:style style:name="P11" style:family="paragraph" style:parent-style-name="Normal">
      <style:paragraph-properties fo:break-before="page"/>
      <style:text-properties fo:font-weight="bold" style:font-weight-asian="bold"/>
    </style:style>
    <style:style style:name="P12" style:family="paragraph" style:parent-style-name="Eliopoli_20_heading_20_1">
      <style:paragraph-properties fo:break-before="page"/>
      <style:text-properties fo:font-size="10pt" style:font-size-asian="10pt"/>
    </style:style>
    <style:style style:name="P13" style:family="paragraph" style:parent-style-name="Standard">
      <style:paragraph-properties style:snap-to-layout-grid="false"/>
      <style:text-properties fo:font-size="10pt" style:font-size-asian="10pt"/>
    </style:style>
    <style:style style:name="P14" style:family="paragraph" style:parent-style-name="Standard">
      <style:paragraph-properties style:snap-to-layout-grid="false"/>
    </style:style>
    <style:style style:name="P15" style:family="paragraph" style:parent-style-name="Standard">
      <style:paragraph-properties style:snap-to-layout-grid="false"/>
      <style:text-properties style:use-window-font-color="true" fo:font-weight="bold" style:font-weight-asian="bold"/>
    </style:style>
    <style:style style:name="P16" style:family="paragraph" style:parent-style-name="Standard">
      <style:paragraph-properties style:snap-to-layout-grid="false"/>
      <style:text-properties style:use-window-font-color="true"/>
    </style:style>
    <style:style style:name="P17" style:family="paragraph" style:parent-style-name="Standard">
      <style:text-properties fo:language="en" fo:country="US"/>
    </style:style>
    <style:style style:name="P18" style:family="paragraph" style:parent-style-name="Contents_20_Heading">
      <style:text-properties fo:font-size="10pt" style:font-size-asian="10pt"/>
    </style:style>
    <style:style style:name="P19" style:family="paragraph" style:parent-style-name="Contents_20_1">
      <style:paragraph-properties>
        <style:tab-stops>
          <style:tab-stop style:position="6in" style:type="right" style:leader-style="dotted" style:leader-text="."/>
        </style:tab-stops>
      </style:paragraph-properties>
    </style:style>
    <style:style style:name="P20" style:family="paragraph" style:parent-style-name="Contents_20_2">
      <style:paragraph-properties>
        <style:tab-stops>
          <style:tab-stop style:position="5.8035in" style:type="right" style:leader-style="dotted" style:leader-text="."/>
        </style:tab-stops>
      </style:paragraph-properties>
    </style:style>
    <style:style style:name="P21" style:family="paragraph" style:parent-style-name="Standard">
      <style:text-properties fo:language="en" fo:country="US"/>
    </style:style>
    <style:style style:name="P22" style:family="paragraph" style:parent-style-name="Standard" style:list-style-name="L1">
      <style:text-properties fo:language="en" fo:country="US"/>
    </style:style>
    <style:style style:name="P23" style:family="paragraph" style:parent-style-name="Standard" style:list-style-name="L4">
      <style:text-properties fo:language="en" fo:country="US"/>
    </style:style>
    <style:style style:name="P24" style:family="paragraph" style:parent-style-name="Standard" style:list-style-name="L4"/>
    <style:style style:name="P25" style:family="paragraph" style:parent-style-name="Standard">
      <style:paragraph-properties style:snap-to-layout-grid="false"/>
    </style:style>
    <style:style style:name="P26"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7" style:family="paragraph" style:parent-style-name="Standard"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8" style:family="paragraph" style:parent-style-name="Heading_20_3" style:list-style-name="L4"/>
    <style:style style:name="P29" style:family="paragraph" style:parent-style-name="Heading_20_3">
      <style:text-properties fo:font-size="14pt" fo:language="en" fo:country="US" fo:font-weight="bold" style:font-size-asian="14pt" style:font-weight-asian="bold" style:font-size-complex="14pt" style:font-weight-complex="bold"/>
    </style:style>
    <style:style style:name="P30" style:family="paragraph" style:parent-style-name="Heading_20_2">
      <style:text-properties fo:language="en" fo:country="US"/>
    </style:style>
    <style:style style:name="P31" style:family="paragraph" style:parent-style-name="Heading_20_2">
      <style:paragraph-properties fo:break-before="page"/>
      <style:text-properties fo:language="en" fo:country="US"/>
    </style:style>
    <style:style style:name="P32" style:family="paragraph" style:parent-style-name="Normal" style:master-page-name="First_20_Page">
      <style:paragraph-properties style:page-number="auto"/>
      <style:text-properties fo:font-size="10pt" style:font-size-asian="10pt"/>
    </style:style>
    <style:style style:name="P33" style:family="paragraph" style:parent-style-name="Text_20_body" style:list-style-name="L2">
      <style:text-properties fo:language="en" fo:country="US"/>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text-properties fo:font-size="14pt" fo:language="en" fo:country="US" fo:font-weight="bold" style:font-size-asian="14pt" style:font-weight-asian="bold" style:font-size-complex="14pt" style:font-weight-complex="bold"/>
    </style:style>
    <style:style style:name="P37" style:family="paragraph" style:parent-style-name="Text_20_body" style:list-style-name="L5"/>
    <style:style style:name="P38" style:family="paragraph" style:parent-style-name="Text_20_body">
      <style:text-properties fo:font-size="12pt" fo:language="en" fo:country="US" fo:font-weight="normal" style:font-size-asian="10.5pt" style:font-weight-asian="normal" style:font-size-complex="12pt" style:font-weight-complex="normal"/>
    </style:style>
    <style:style style:name="P39" style:family="paragraph" style:parent-style-name="Text_20_body" style:list-style-name="L7">
      <style:text-properties fo:font-size="12pt" fo:language="en" fo:country="US" fo:font-weight="normal" style:font-size-asian="10.5pt" style:font-weight-asian="normal" style:font-size-complex="12pt" style:font-weight-complex="normal"/>
    </style:style>
    <style:style style:name="P40" style:family="paragraph" style:parent-style-name="Text_20_body" style:list-style-name="L7"/>
    <style:style style:name="P41" style:family="paragraph" style:parent-style-name="Text_20_body">
      <style:text-properties fo:font-size="10pt" fo:language="en" fo:country="US" fo:font-weight="normal" style:font-size-asian="10pt" style:font-weight-asian="normal" style:font-size-complex="10pt" style:font-weight-complex="normal"/>
    </style:style>
    <style:style style:name="P42" style:family="paragraph" style:parent-style-name="Text_20_body" style:list-style-name="L9">
      <style:paragraph-properties fo:margin-left="1.5in" fo:margin-right="0in" fo:text-indent="-0.25in" style:auto-text-indent="false"/>
      <style:text-properties fo:font-size="12pt" fo:language="en" fo:country="US" fo:font-weight="normal" style:font-size-asian="10.5pt" style:font-weight-asian="normal" style:font-size-complex="12pt" style:font-weight-complex="normal"/>
    </style:style>
    <style:style style:name="P43" style:family="paragraph" style:parent-style-name="Text_20_body" style:list-style-name="L8">
      <style:paragraph-properties fo:margin-left="1.5in" fo:margin-right="0in" fo:text-indent="-0.25in" style:auto-text-indent="false"/>
      <style:text-properties fo:font-size="12pt" fo:language="en" fo:country="US" fo:font-weight="normal" style:font-size-asian="10.5pt" style:font-weight-asian="normal" style:font-size-complex="12pt" style:font-weight-complex="normal"/>
    </style:style>
    <style:style style:name="P44" style:family="paragraph" style:parent-style-name="Text_20_body" style:list-style-name="L8">
      <style:paragraph-properties fo:margin-left="1.5in" fo:margin-right="0in" fo:text-indent="-0.25in" style:auto-text-indent="false"/>
    </style:style>
    <style:style style:name="P45" style:family="paragraph" style:parent-style-name="Codeline" style:list-style-name="L4">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6" style:family="paragraph" style:parent-style-name="Heading_20_1">
      <style:paragraph-properties fo:break-before="page"/>
    </style:style>
    <style:style style:name="T1" style:family="text">
      <style:text-properties fo:text-transform="uppercase" style:font-name="Georgia" fo:font-size="8pt" fo:letter-spacing="0.0417in" style:font-size-asian="8pt"/>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color="#a31515" style:font-name="Courier New1" fo:font-size="10pt" style:font-name-asian="Courier New1" style:font-size-asian="10pt" style:font-name-complex="Courier New1" style:font-size-complex="10pt"/>
    </style:style>
    <style:style style:name="T7" style:family="text">
      <style:text-properties fo:color="#a31515" style:font-name="Courier New1" fo:font-size="10pt" fo:language="en" fo:country="US" style:font-name-asian="Courier New1" style:font-size-asian="10pt" style:font-name-complex="Courier New1" style:font-size-complex="10pt"/>
    </style:style>
    <style:style style:name="T8" style:family="text">
      <style:text-properties fo:language="en" fo:country="none"/>
    </style:style>
    <style:style style:name="T9" style:family="text">
      <style:text-properties fo:font-size="10pt"/>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size-asian="10pt"/>
    </style:style>
    <style:style style:name="T12" style:family="text">
      <style:text-properties fo:color="#800000"/>
    </style:style>
    <style:style style:name="T13" style:family="text">
      <style:text-properties fo:font-style="italic" style:font-style-asian="italic" style:font-style-complex="italic"/>
    </style:style>
    <style:style style:name="T14" style:family="text">
      <style:text-properties fo:font-size="12pt"/>
    </style:style>
    <style:style style:name="T15" style:family="text">
      <style:text-properties fo:font-size="12pt" fo:language="en" fo:country="US" fo:font-weight="normal" style:font-size-asian="10.5pt" style:font-weight-asian="normal" style:font-size-complex="12pt" style:font-weight-complex="normal"/>
    </style:style>
    <style:style style:name="T16"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style:font-size-asian="10.5pt"/>
    </style:style>
    <style:style style:name="T20" style:family="text">
      <style:text-properties style:font-weight-asian="normal"/>
    </style:style>
    <style:style style:name="T21" style:family="text">
      <style:text-properties style:font-size-complex="12pt"/>
    </style:style>
    <style:style style:name="T22" style:family="text">
      <style:text-properties style:font-weight-complex="normal"/>
    </style:style>
    <style:style style:name="T23" style:family="text">
      <style:text-properties fo:font-style="normal" style:font-style-asian="normal" style:font-style-complex="normal"/>
    </style:style>
    <style:style style:name="T2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min-label-width="0.1965in"/>
        <style:text-properties style:font-name="StarSymbol2"/>
      </text:list-level-style-bullet>
      <text:list-level-style-bullet text:level="2" text:style-name="Bullet_20_Symbols" style:num-suffix="." text:bullet-char="✔">
        <style:list-level-properties text:space-before="0.1972in" text:min-label-width="0.1965in"/>
        <style:text-properties style:font-name="StarSymbol2"/>
      </text:list-level-style-bullet>
      <text:list-level-style-bullet text:level="3" text:style-name="Bullet_20_Symbols" style:num-suffix="." text:bullet-char="✔">
        <style:list-level-properties text:space-before="0.3937in" text:min-label-width="0.1965in"/>
        <style:text-properties style:font-name="StarSymbol2"/>
      </text:list-level-style-bullet>
      <text:list-level-style-bullet text:level="4" text:style-name="Bullet_20_Symbols" style:num-suffix="." text:bullet-char="✔">
        <style:list-level-properties text:space-before="0.5909in" text:min-label-width="0.1965in"/>
        <style:text-properties style:font-name="StarSymbol2"/>
      </text:list-level-style-bullet>
      <text:list-level-style-bullet text:level="5" text:style-name="Bullet_20_Symbols" style:num-suffix="." text:bullet-char="✔">
        <style:list-level-properties text:space-before="0.7874in" text:min-label-width="0.1965in"/>
        <style:text-properties style:font-name="StarSymbol2"/>
      </text:list-level-style-bullet>
      <text:list-level-style-bullet text:level="6" text:style-name="Bullet_20_Symbols" style:num-suffix="." text:bullet-char="✔">
        <style:list-level-properties text:space-before="0.9846in" text:min-label-width="0.1965in"/>
        <style:text-properties style:font-name="StarSymbol2"/>
      </text:list-level-style-bullet>
      <text:list-level-style-bullet text:level="7" text:style-name="Bullet_20_Symbols" style:num-suffix="." text:bullet-char="✔">
        <style:list-level-properties text:space-before="1.1815in" text:min-label-width="0.1965in"/>
        <style:text-properties style:font-name="StarSymbol2"/>
      </text:list-level-style-bullet>
      <text:list-level-style-bullet text:level="8" text:style-name="Bullet_20_Symbols" style:num-suffix="." text:bullet-char="✔">
        <style:list-level-properties text:space-before="1.3787in" text:min-label-width="0.1965in"/>
        <style:text-properties style:font-name="StarSymbol2"/>
      </text:list-level-style-bullet>
      <text:list-level-style-bullet text:level="9" text:style-name="Bullet_20_Symbols" style:num-suffix="." text:bullet-char="✔">
        <style:list-level-properties text:space-before="1.5752in" text:min-label-width="0.1965in"/>
        <style:text-properties style:font-name="StarSymbol2"/>
      </text:list-level-style-bullet>
      <text:list-level-style-bullet text:level="10" text:style-name="Bullet_20_Symbols" style:num-suffix="." text:bullet-char="✔">
        <style:list-level-properties text:space-before="1.7724in" text:min-label-width="0.1965in"/>
        <style:text-properties style:font-name="StarSymbol2"/>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5"/>
      <text:p text:style-name="P6"/>
      <text:p text:style-name="P6"/>
      <text:p text:style-name="P6"/>
      <text:p text:style-name="P6"/>
      <text:p text:style-name="P6"/>
      <text:p text:style-name="P6"/>
      <text:p text:style-name="P6"/>
      <text:p text:style-name="P6"/>
      <text:p text:style-name="P7"/>
      <text:p text:style-name="P7"><text:title>Creating a Chronos Document Template</text:title></text:p>
      <text:p text:style-name="P8"><text:subject>Introduction to MDA</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1"/>
      <text:p text:style-name="P11"/>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ABSTRACT<text:tab/>5</text:p>
            <text:p text:style-name="P20">Introduction<text:tab/>6</text:p>
            <text:p text:style-name="P20">REQUIREMENTS<text:tab/>6</text:p>
            <text:p text:style-name="P20">Skills<text:tab/>6</text:p>
            <text:p text:style-name="P20">Goal<text:tab/>6</text:p>
            <text:p text:style-name="P20">Time<text:tab/>6</text:p>
            <text:p text:style-name="P20">(horror) Scenario<text:tab/>6</text:p>
            <text:p text:style-name="P20">How-to<text:tab/>6</text:p>
          </text:index-body>
        </text:table-of-content>
        <text:p text:style-name="P18"/>
      </text:section>
      <text:section text:style-name="Sect3" text:name="Section3">
        <text:p text:style-name="P12"/>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2" office:value-type="string">
              <text:p text:style-name="P14">Author:</text:p>
            </table:table-cell>
            <table:table-cell table:style-name="Table1.B2" office:value-type="string">
              <text:p text:style-name="P14"><text:initial-creator>Ingo Herwig</text:initial-creator></text:p>
            </table:table-cell>
          </table:table-row>
          <table:table-row table:style-name="Table1.1">
            <table:table-cell table:style-name="Table1.A2" office:value-type="string">
              <text:p text:style-name="P14">Version:</text:p>
            </table:table-cell>
            <table:table-cell table:style-name="Table1.B2" office:value-type="string">
              <text:p text:style-name="P14">0.<text:editing-cycles>48</text:editing-cycles></text:p>
            </table:table-cell>
          </table:table-row>
          <table:table-row table:style-name="Table1.1">
            <table:table-cell table:style-name="Table1.A2" office:value-type="string">
              <text:p text:style-name="P14">Created:</text:p>
            </table:table-cell>
            <table:table-cell table:style-name="Table1.B2" office:value-type="string">
              <text:p text:style-name="P14"><text:date style:data-style-name="N37" text:date-value="2010-11-18T11:36:48" text:fixed="true">11/18/10</text:date></text:p>
            </table:table-cell>
          </table:table-row>
          <table:table-row table:style-name="Table1.1">
            <table:table-cell table:style-name="Table1.A2" office:value-type="string">
              <text:p text:style-name="Standard">Source:</text:p>
            </table:table-cell>
            <table:table-cell table:style-name="Table1.B2" office:value-type="string">
              <text:p text:style-name="P14">The current version of this document can be found under:</text:p>
              <text:p text:style-name="P26"><text:a xlink:type="simple" xlink:href="http://olympos.svn.sourceforge.net/viewvc/olympos/trunk/olympos/chronos/docs/HelloWorld_DocumentGeneration.odt">http://olympos.svn.sourceforge.net/viewvc/olympos/trunk/olympos/chronos/docs/HelloWorld_DocumentGeneration.odt</text:a></text:p>
            </table:table-cell>
          </table:table-row>
          <table:table-row table:style-name="Table1.1">
            <table:table-cell table:style-name="Table1.B2" table:number-columns-spanned="2" office:value-type="string">
              <text:p text:style-name="P13"/>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date</text:p>
            </table:table-cell>
            <table:table-cell table:style-name="Table2.A1" office:value-type="string">
              <text:p text:style-name="P15">author</text:p>
            </table:table-cell>
            <table:table-cell table:style-name="Table2.C1" office:value-type="string">
              <text:p text:style-name="P15">changes</text:p>
            </table:table-cell>
          </table:table-row>
          <table:table-row table:style-name="Table2.1">
            <table:table-cell table:style-name="Table2.A2" office:value-type="string">
              <text:p text:style-name="P14"><text:date style:data-style-name="N37" text:date-value="2010-11-18T11:37:15" text:fixed="true">11/18/10</text:date></text:p>
            </table:table-cell>
            <table:table-cell table:style-name="Table2.A2" office:value-type="string">
              <text:p text:style-name="P16"><text:initial-creator>Ingo Herwig</text:initial-creator></text:p>
            </table:table-cell>
            <table:table-cell table:style-name="Table2.C2" office:value-type="string">
              <text:p text:style-name="P16">created</text:p>
            </table:table-cell>
          </table:table-row>
        </table:table>
        <text:h text:style-name="P46" text:outline-level="1">ABSTRACT</text:h>
        <text:p text:style-name="Standard"><text:description>This document explains how to create a template for the Chronos document generator. </text:description></text:p>
        <text:p text:style-name="Standard"/>
        <text:p text:style-name="Standard"/>
        <text:h text:style-name="P31" text:outline-level="2">Introduction</text:h>
        <text:p text:style-name="P17"/>
        <text:h text:style-name="P30" text:outline-level="2">REQUIREMENTS</text:h>
        <text:list xml:id="list523133511" text:style-name="L1">
          <text:list-item>
            <text:p text:style-name="P22">LAMP/WAMP installation (XAMPP <text:a xlink:type="simple" xlink:href="http://www.apachefriends.org/">http://www.apachefriends.org/</text:a> <text:s/>suggested)</text:p>
          </text:list-item>
          <text:list-item>
            <text:p text:style-name="P22">Java 1.6 (<text:a xlink:type="simple" xlink:href="http://www.java.sun.com/">www.java.sun.com</text:a>)</text:p>
          </text:list-item>
          <text:list-item>
            <text:p text:style-name="P22">Working installation of Chronos Web Modeler, <text:a xlink:type="simple" xlink:href="http://sourceforge.net/projects/olympos/">http://sourceforge.net/projects/olympos/</text:a></text:p>
          </text:list-item>
        </text:list>
        <text:h text:style-name="P30" text:outline-level="2">Skills</text:h>
        <text:list xml:id="list155287266" text:style-name="L2">
          <text:list-item>
            <text:p text:style-name="P33">Basic UML and Object Oriented thinking</text:p>
          </text:list-item>
          <text:list-item>
            <text:p text:style-name="P33">Basic Xtend, Xpand knowledge</text:p>
          </text:list-item>
          <text:list-item>
            <text:p text:style-name="P33">some patience :o)~</text:p>
          </text:list-item>
        </text:list>
        <text:h text:style-name="P30" text:outline-level="2">Goal</text:h>
        <text:p text:style-name="P10">At the end of this step by step tutorial you will be able to reproduce all steps for creating a template that transforms an UML file into an Open Office document.</text:p>
        <text:h text:style-name="P30" text:outline-level="2">Time</text:h>
        <text:p text:style-name="P10">You need about <text:span text:style-name="T12">- </text:span>hour to complete this step by step tutorial.</text:p>
        <text:h text:style-name="P30" text:outline-level="2">(horror) Scenario</text:h>
        <text:p text:style-name="P10">Your boss hates UML and wants to have a document that contains the domain models for easy reference.</text:p>
        <text:h text:style-name="P30" text:outline-level="2">How-to</text:h>
        <text:p text:style-name="Heading_20_3"><text:span text:style-name="T3">Overview</text:span></text:p>
        <text:p text:style-name="Text_20_body"><text:span text:style-name="T3">The Chronos Web Modeler (CWM) allows users to export a model (or part of a model) into a variety of output formats. All exports are internally executed by different cartridges of the Chronos Generator that runs on the CWM server. One of these cartridges is the </text:span><text:span text:style-name="T5">DocumentGeneration</text:span><text:span text:style-name="T3"> cartridge that allows to transform the model into Open Office documents based on pre-defined templates. The standard distribution includes two templates:</text:span></text:p>
        <text:list xml:id="list2162858301" text:style-name="L5">
          <text:list-item>
            <text:p text:style-name="P37"><text:span text:style-name="T3">A </text:span><text:span text:style-name="T5">Standard</text:span><text:span text:style-name="T3"> template that exports all model content into a documentation file. The output format may be chosen from Microsoft Word, Open Office Writer and PDF.</text:span></text:p>
          </text:list-item>
          <text:list-item>
            <text:p text:style-name="P37"><text:span text:style-name="T3">A </text:span><text:span text:style-name="T5">Use Case Point Analysis</text:span><text:span text:style-name="T3"> template that creates a Open Office Spreadsheet containing a use case point analysis based on the model.</text:span></text:p>
          </text:list-item>
        </text:list>
        <text:p text:style-name="Text_20_body"><text:span text:style-name="T3">Users may add additional templates by accomplishing the following steps.</text:span></text:p>
        <text:p text:style-name="P29"><text:soft-page-break/>Step 1: Define the Document Template</text:p>
        <text:p text:style-name="P38">This step is all about defining the visual appearance and structure of the document. We do this by creating a document in Open Office Writer that contains examples of all content variations, that the exported document in future should support. This also includes example content for all styles that will be referenced (e.g. Headline styles).</text:p>
        <text:p text:style-name="P38">Since this document will be decomposed in the next step – which makes reversion hard, if not impossible – <text:s/>it's very important to check thoroughly if all requirements are fulfilled.</text:p>
        <text:p text:style-name="P38">Define the document template by accomplishing the following steps:</text:p>
        <text:list xml:id="list928194664" text:style-name="L7">
          <text:list-item>
            <text:p text:style-name="P40"><text:span text:style-name="T15">Create an empty document in Open Office Writer.</text:span></text:p>
          </text:list-item>
          <text:list-item>
            <text:p text:style-name="P39">Define the basic document appearance and structure including:</text:p>
          </text:list-item>
        </text:list>
        <text:list xml:id="list816212436" text:style-name="L8">
          <text:list-item>
            <text:p text:style-name="P44">Document header</text:p>
          </text:list-item>
          <text:list-item>
            <text:p text:style-name="P43"><text:span text:style-name="T23">Document footer</text:span></text:p>
          </text:list-item>
          <text:list-item>
            <text:p text:style-name="P43"><text:span text:style-name="T23">Title page</text:span></text:p>
          </text:list-item>
          <text:list-item>
            <text:p text:style-name="P43"><text:span text:style-name="T23">Pages with basic document information</text:span></text:p>
          </text:list-item>
          <text:list-item>
            <text:p text:style-name="P43"><text:span text:style-name="T23">Table of contents</text:span></text:p>
          </text:list-item>
          <text:list-item>
            <text:p text:style-name="P43"><text:span text:style-name="T23">Index</text:span></text:p>
          </text:list-item>
        </text:list>
        <text:list xml:id="list639953622" text:continue-list="list928194664" text:style-name="L7">
          <text:list-item>
            <text:p text:style-name="P39">Define the representation of model elements. A common way to present elements like Requirements, Use Cases and Classes is using a table for each element which lists its attributes and their values. The <text:span text:style-name="T23">package structure </text:span>could be reflected in the chapter hierarchy.</text:p>
          </text:list-item>
        </text:list>
        <text:list xml:id="list904094093" text:style-name="L9">
          <text:list-item>
            <text:p text:style-name="P42">Create an example table for the element representation</text:p>
          </text:list-item>
          <text:list-item>
            <text:p text:style-name="P42">Create an example headline for each possible hierarchy level</text:p>
          </text:list-item>
        </text:list>
        <text:list xml:id="list1172437060" text:continue-list="list639953622" text:style-name="L7">
          <text:list-item>
            <text:p text:style-name="P40"><text:span text:style-name="T15">Mark variable parts (e.g. document title, element name) using a common pattern in order to make them easier to identify in the further steps. In this tutorial we will use square brackets (e.g. </text:span><text:span text:style-name="T16">[[document.title]]</text:span><text:span text:style-name="T15">, </text:span><text:span text:style-name="T16">[[element.name]]</text:span><text:span text:style-name="T15">).</text:span></text:p>
          </text:list-item>
          <text:list-item>
            <text:p text:style-name="P40"><text:span text:style-name="T15">Double-check the document and proceed with the following step.</text:span></text:p>
          </text:list-item>
        </text:list>
        <text:p text:style-name="Text_20_body"><text:span text:style-name="T15">To simplify these steps, the tutorial provides an example document that is ready to use.</text:span></text:p>
        <text:p text:style-name="P36">Step 2: Add the Template to the Generator</text:p>
        <text:p text:style-name="P36">Step 3: Create the Content Transformation</text:p>
        <text:p text:style-name="P36">Step 4: Test and Debu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Standard">
      <style:paragraph-properties fo:margin-left="0.25in" fo:margin-right="0.25in" fo:text-indent="0in" style:auto-text-indent="false"/>
    </style:style>
    <style:style style:name="Preformatted" style:family="paragraph" style:parent-style-name="Normal"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in" fo:margin-right="0in" fo:text-indent="0.2362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193in" fo:border="0.0008in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Document Templat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08in" fo:min-width="0.0161in" draw:z-index="1"><draw:text-box fo:min-height="0.1457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Creating a Chronos Document Template</dc:title>
    <dc:description>This document explains how to create a template for the Chronos document generator. </dc:description>
    <dc:subject>Introduction to MDA</dc:subject>
    <meta:creation-date>2010-11-18T11:35:44</meta:creation-date>
    <meta:editing-cycles>48</meta:editing-cycles>
    <meta:editing-duration>PT06H13M40S</meta:editing-duration>
    <meta:initial-creator>Ingo Herwig</meta:initial-creator>
    <dc:date>2010-11-18T17:36:34</dc:date>
    <dc:creator>Ingo Herwig</dc:creator>
    <meta:document-statistic meta:table-count="2" meta:image-count="0" meta:object-count="0" meta:page-count="7" meta:paragraph-count="75" meta:word-count="589" meta:character-count="3745"/>
    <meta:user-defined meta:name="Info 1"/>
    <meta:user-defined meta:name="Info 2"/>
    <meta:user-defined meta:name="Info 3"/>
    <meta:user-defined meta:name="Info 4"/>
    <meta:user-defined meta:name="Lingua">English</meta:user-defined>
    <meta:user-defined meta:name="Progetto">Eliopoli</meta:user-defined>
  </office:meta>
</office:document-meta>
</file>